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SGraphics2D.setCustomTextHandler( TextHandler hand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SGraphics2D.getDeviceConfigur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SGraphics2D.writeClip( Shape 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PSGraphics2D.establishColor( Color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SGraphics2D.doDrawing( boolean fill , boolean stroke , boolean nonzero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PSGraphics2D.setPSGenerator( PSGenerator ge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SGraphics2D.cre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SGraphics2D.drawString( String s , float x , float y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PSGraphics2D.handleIOException( IOException io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SGraphics2D.drawImage( Image img , int x , int y , int width , int height , ImageObserver obser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SGraphics2D.getFontMetrics( java . awt . Font 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SGraphics2D.drawRenderableImage( RenderableImage img , AffineTransform xfor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SGraphics2D.getPSGene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SGraphics2D.PSGraphics2D( boolean textAsShapes , PSGenerator ge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SGraphics2D.draw( Shape 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PSGraphics2D.fill( Shape 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PSGraphics2D.getCustomTextHand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SGraphics2D.applyStroke( Stroke stroke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7">
            <text:p text:style-name="Table_20_Contents">7</text:p>
          </table:table-cell>
          <table:table-cell office:value-type="float" office:value="53">
            <text:p text:style-name="Table_20_Contents">53</text:p>
          </table:table-cell>
        </table:table-row>
        <table:table-row>
          <table:table-cell office:value-type="string">
            <text:p text:style-name="Table_20_Contents">PSGraphics2D.buildBufferedImage( Dimension 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SGraphics2D.setGraphicContext( GraphicContext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SGraphics2D.PSGraphics2D( PSGraphics2D g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SGraphics2D.setXORMode( Color c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SGraphics2D.PSGraphics2D( boolean textAsShap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SGraphics2D.applyPaint( Paint paint , boolean fill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SGraphics2D.copyArea( int x , int y , int width , int height , int dx , int d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SGraphics2D.preparePaintin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SGraphics2D.disp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SGraphics2D.getFallbackTextHand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SGraphics2D.drawImage( Image img , int x , int y , ImageObserver observer )</text:p>
          </table:table-cell>
          <table:table-cell office:value-type="float" office:value="6">
            <text:p text:style-name="Table_20_Contents">6</text:p>
          </table:table-cell>
          <table:table-cell office:value-type="float" office:value="6">
            <text:p text:style-name="Table_20_Contents">6</text:p>
          </table:table-cell>
          <table:table-cell office:value-type="float" office:value="36">
            <text:p text:style-name="Table_20_Contents">36</text:p>
          </table:table-cell>
        </table:table-row>
        <table:table-row>
          <table:table-cell office:value-type="string">
            <text:p text:style-name="Table_20_Contents">PSGraphics2D.processPathIterator( PathIterator iter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1">
            <text:p text:style-name="Table_20_Contents">11</text:p>
          </table:table-cell>
          <table:table-cell office:value-type="float" office:value="39">
            <text:p text:style-name="Table_20_Contents">39</text:p>
          </table:table-cell>
        </table:table-row>
        <table:table-row>
          <table:table-cell office:value-type="string">
            <text:p text:style-name="Table_20_Contents">PSGraphics2D.drawRenderedImage( RenderedImage img , AffineTransform xform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